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1bf4b0" officeooo:paragraph-rsid="001bf4b0" style:font-weight-asian="bold" style:font-weight-complex="bold"/>
    </style:style>
    <style:style style:name="P2" style:family="paragraph" style:parent-style-name="Text_20_body">
      <style:paragraph-properties fo:margin-left="0in" fo:margin-right="0in" fo:margin-top="0in" fo:margin-bottom="0.1591in" style:contextual-spacing="false" style:line-height-at-least="0.1862in" fo:text-indent="0in" style:auto-text-indent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bf4b0" officeooo:paragraph-rsid="001bf4b0" style:font-weight-asian="bold" style:font-weight-complex="bold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fo:font-weight="bold" officeooo:rsid="00175564" officeooo:paragraph-rsid="00175564" style:font-weight-asian="bold" style:font-weight-complex="bold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bold" officeooo:rsid="001854af" officeooo:paragraph-rsid="001854af" style:font-weight-asian="bold" style:font-weight-complex="bold"/>
    </style:style>
    <style:style style:name="P6" style:family="paragraph" style:parent-style-name="Standard">
      <style:text-properties style:font-name="Times New Roman" style:text-underline-style="solid" style:text-underline-width="auto" style:text-underline-color="font-color" fo:font-weight="bold" officeooo:rsid="0019de21" officeooo:paragraph-rsid="0019de21" style:font-weight-asian="bold" style:font-weight-complex="bold"/>
    </style:style>
    <style:style style:name="P7" style:family="paragraph" style:parent-style-name="Standard">
      <style:text-properties style:font-name="Times New Roman" style:text-underline-style="solid" style:text-underline-width="auto" style:text-underline-color="font-color" fo:font-weight="bold" officeooo:rsid="001a0c59" officeooo:paragraph-rsid="001a0c59" style:font-weight-asian="bold" style:font-weight-complex="bold"/>
    </style:style>
    <style:style style:name="P8" style:family="paragraph" style:parent-style-name="Standard">
      <style:text-properties style:font-name="Times New Roman" style:text-underline-style="solid" style:text-underline-width="auto" style:text-underline-color="font-color" fo:font-weight="bold" officeooo:rsid="001a2f3d" officeooo:paragraph-rsid="001a2f3d" style:font-weight-asian="bold" style:font-weight-complex="bold"/>
    </style:style>
    <style:style style:name="P9" style:family="paragraph" style:parent-style-name="Standard">
      <style:text-properties style:font-name="Times New Roman" style:text-underline-style="solid" style:text-underline-width="auto" style:text-underline-color="font-color" fo:font-weight="bold" officeooo:rsid="001bf4b0" officeooo:paragraph-rsid="001bf4b0" style:font-weight-asian="bold" style:font-weight-complex="bold"/>
    </style:style>
    <style:style style:name="P10" style:family="paragraph" style:parent-style-name="Standard">
      <style:text-properties style:font-name="Times New Roman" style:text-underline-style="solid" style:text-underline-width="auto" style:text-underline-color="font-color" fo:font-weight="bold" officeooo:rsid="001f3e8a" officeooo:paragraph-rsid="001f3e8a" style:font-weight-asian="bold" style:font-weight-complex="bold"/>
    </style:style>
    <style:style style:name="P11" style:family="paragraph" style:parent-style-name="Standard">
      <style:text-properties style:font-name="Times New Roman" style:text-underline-style="none" fo:font-weight="normal" officeooo:rsid="00175564" officeooo:paragraph-rsid="00175564" style:font-weight-asian="normal" style:font-weight-complex="normal"/>
    </style:style>
    <style:style style:name="P12" style:family="paragraph" style:parent-style-name="Standard">
      <style:text-properties style:font-name="Times New Roman" style:text-underline-style="none" fo:font-weight="normal" officeooo:rsid="001854af" officeooo:paragraph-rsid="001854af" style:font-weight-asian="normal" style:font-weight-complex="normal"/>
    </style:style>
    <style:style style:name="P13" style:family="paragraph" style:parent-style-name="Standard">
      <style:text-properties style:font-name="Times New Roman" style:text-underline-style="none" fo:font-weight="normal" officeooo:rsid="0019b1e3" officeooo:paragraph-rsid="001854af" style:font-weight-asian="normal" style:font-weight-complex="normal"/>
    </style:style>
    <style:style style:name="P14" style:family="paragraph" style:parent-style-name="Standard">
      <style:text-properties style:font-name="Times New Roman" style:text-underline-style="none" fo:font-weight="normal" officeooo:rsid="0019de21" officeooo:paragraph-rsid="0019de21" style:font-weight-asian="normal" style:font-weight-complex="normal"/>
    </style:style>
    <style:style style:name="P15" style:family="paragraph" style:parent-style-name="Standard">
      <style:text-properties style:font-name="Times New Roman" fo:font-style="normal" style:text-underline-style="none" fo:font-weight="normal" officeooo:rsid="001a0c59" officeooo:paragraph-rsid="001a0c59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Times New Roman" fo:font-style="normal" style:text-underline-style="none" fo:font-weight="normal" officeooo:rsid="001a2f3d" officeooo:paragraph-rsid="001a2f3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variant="normal" fo:text-transform="none" fo:color="#333333" style:font-name="Times New Roman" fo:font-size="9.55000019073486pt" fo:letter-spacing="normal" fo:font-style="normal" style:text-underline-style="none" fo:font-weight="normal" officeooo:rsid="001bf4b0" officeooo:paragraph-rsid="001bf4b0" style:font-weight-asian="bold" style:font-weight-complex="bold"/>
    </style:style>
    <style:style style:name="P18" style:family="paragraph" style:parent-style-name="Standard">
      <style:text-properties fo:font-variant="normal" fo:text-transform="none" fo:color="#333333" style:font-name="Times New Roman" fo:font-size="9.55000019073486pt" fo:letter-spacing="normal" fo:font-style="normal" style:text-underline-style="none" fo:font-weight="normal" officeooo:rsid="0020cb68" officeooo:paragraph-rsid="0020cb68" style:font-weight-asian="normal" style:font-weight-complex="normal"/>
    </style:style>
    <style:style style:name="P19" style:family="paragraph" style:parent-style-name="Standard">
      <style:text-properties fo:font-variant="normal" fo:text-transform="none" fo:color="#333333" style:font-name="Times New Roman" fo:font-size="9.55000019073486pt" fo:letter-spacing="normal" fo:font-style="normal" style:text-underline-style="none" fo:font-weight="bold" officeooo:rsid="001f3e8a" officeooo:paragraph-rsid="001f3e8a" style:font-weight-asian="bold" style:font-weight-complex="bold"/>
    </style:style>
    <style:style style:name="P20" style:family="paragraph" style:parent-style-name="Standard">
      <style:text-properties fo:font-variant="normal" fo:text-transform="none" fo:color="#333333" style:font-name="Times New Roman" fo:font-size="9.55000019073486pt" fo:letter-spacing="normal" fo:font-style="normal" style:text-underline-style="none" fo:font-weight="bold" officeooo:rsid="00223d1d" officeooo:paragraph-rsid="00223d1d" style:font-weight-asian="bold" style:font-weight-complex="bold"/>
    </style:style>
    <style:style style:name="P21" style:family="paragraph" style:parent-style-name="Standard">
      <style:text-properties fo:font-variant="normal" fo:text-transform="none" fo:color="#333333" style:font-name="Times New Roman" fo:font-size="9.55000019073486pt" fo:letter-spacing="normal" fo:font-style="normal" style:text-underline-style="none" fo:font-weight="bold" officeooo:rsid="00233867" officeooo:paragraph-rsid="00233867" style:font-weight-asian="bold" style:font-weight-complex="bold"/>
    </style:style>
    <style:style style:name="P22" style:family="paragraph" style:parent-style-name="Standard">
      <style:text-properties fo:font-variant="normal" fo:text-transform="none" fo:color="#333333" style:font-name="Times New Roman" fo:font-size="9.55000019073486pt" fo:letter-spacing="normal" fo:font-style="normal" style:text-underline-style="none" fo:font-weight="bold" officeooo:rsid="0024d8e9" officeooo:paragraph-rsid="0024d8e9" style:font-weight-asian="bold" style:font-weight-complex="bold"/>
    </style:style>
    <style:style style:name="P23" style:family="paragraph" style:parent-style-name="Standard">
      <style:text-properties style:font-name="Times New Roman" style:text-underline-style="solid" style:text-underline-width="auto" style:text-underline-color="font-color" fo:font-weight="bold" officeooo:rsid="00175564" officeooo:paragraph-rsid="00175564" style:font-weight-asian="bold" style:font-weight-complex="bold"/>
    </style:style>
    <style:style style:name="P24" style:family="paragraph" style:parent-style-name="Standard">
      <style:text-properties style:font-name="Times New Roman" style:text-underline-style="solid" style:text-underline-width="auto" style:text-underline-color="font-color" fo:font-weight="bold" officeooo:rsid="001a0c59" officeooo:paragraph-rsid="001a0c59" style:font-weight-asian="bold" style:font-weight-complex="bold"/>
    </style:style>
    <style:style style:name="P25" style:family="paragraph" style:parent-style-name="Standard">
      <style:text-properties style:font-name="Times New Roman" style:text-underline-style="solid" style:text-underline-width="auto" style:text-underline-color="font-color" fo:font-weight="bold" officeooo:rsid="002762a6" officeooo:paragraph-rsid="002762a6" style:font-weight-asian="bold" style:font-weight-complex="bold"/>
    </style:style>
    <style:style style:name="P26" style:family="paragraph" style:parent-style-name="Standard">
      <style:text-properties style:font-name="Times New Roman" fo:font-style="normal" style:text-underline-style="none" fo:font-weight="normal" officeooo:rsid="001a2f3d" officeooo:paragraph-rsid="001a2f3d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Times New Roman" fo:font-style="normal" style:text-underline-style="none" fo:font-weight="normal" officeooo:rsid="002684ea" officeooo:paragraph-rsid="002684ea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9b1e3" style:font-weight-asian="normal" style:font-weight-complex="normal"/>
    </style:style>
    <style:style style:name="T4" style:family="text">
      <style:text-properties style:text-underline-style="none" fo:font-weight="normal" officeooo:rsid="0019de21" style:font-weight-asian="normal" style:font-weight-complex="normal"/>
    </style:style>
    <style:style style:name="T5" style:family="text">
      <style:text-properties style:text-underline-style="none" fo:font-weight="normal" officeooo:rsid="001a0c59" style:font-weight-asian="normal" style:font-weight-complex="normal"/>
    </style:style>
    <style:style style:name="T6" style:family="text">
      <style:text-properties style:text-underline-style="none" fo:font-weight="normal" officeooo:rsid="001f3e8a" style:font-weight-asian="normal" style:font-weight-complex="normal"/>
    </style:style>
    <style:style style:name="T7" style:family="text">
      <style:text-properties style:text-underline-style="none" fo:font-weight="normal" officeooo:rsid="0024d8e9" style:font-weight-asian="normal" style:font-weight-complex="normal"/>
    </style:style>
    <style:style style:name="T8" style:family="text">
      <style:text-properties style:text-underline-style="none" officeooo:rsid="0019b1e3"/>
    </style:style>
    <style:style style:name="T9" style:family="text">
      <style:text-properties style:text-underline-style="none" officeooo:rsid="0019de21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color="#333333" style:font-name="Times New Roman" fo:font-size="9.55000019073486pt" style:text-underline-style="none"/>
    </style:style>
    <style:style style:name="T15" style:family="text">
      <style:text-properties fo:color="#333333" style:font-name="Times New Roman" fo:font-size="9.55000019073486pt" style:text-underline-style="none" fo:font-weight="bold"/>
    </style:style>
    <style:style style:name="T16" style:family="text">
      <style:text-properties fo:font-variant="normal" fo:text-transform="none" fo:color="#333333" fo:font-size="9.55000019073486pt" fo:letter-spacing="normal" fo:font-style="normal" style:text-underline-style="none"/>
    </style:style>
    <style:style style:name="T17" style:family="text">
      <style:text-properties fo:font-variant="normal" fo:text-transform="none" fo:color="#333333" fo:font-size="9.55000019073486pt" fo:letter-spacing="normal" fo:font-style="normal" style:text-underline-style="none" fo:font-weight="normal" style:font-weight-asian="normal" style:font-weight-complex="normal"/>
    </style:style>
    <style:style style:name="T18" style:family="text">
      <style:text-properties fo:font-variant="normal" fo:text-transform="none" fo:color="#333333" style:font-name="Times New Roman" fo:letter-spacing="normal" style:text-underline-style="none"/>
    </style:style>
    <style:style style:name="T19" style:family="text">
      <style:text-properties fo:font-variant="normal" fo:text-transform="none" fo:color="#333333" style:font-name="Times New Roman" fo:font-size="9.55000019073486pt" fo:letter-spacing="normal" fo:font-style="normal" style:text-underline-style="none" fo:font-weight="normal"/>
    </style:style>
    <style:style style:name="T20" style:family="text">
      <style:text-properties style:font-name="Times New Roman" style:text-underline-style="none"/>
    </style:style>
    <style:style style:name="T21" style:family="text">
      <style:text-properties style:font-name="Times New Roman" style:text-underline-style="none" fo:font-weight="bold"/>
    </style:style>
    <style:style style:name="T22" style:family="text">
      <style:text-properties officeooo:rsid="00223d1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4d8e9" style:font-weight-asian="normal" style:font-weight-complex="normal"/>
    </style:style>
    <style:style style:name="T25" style:family="text">
      <style:text-properties officeooo:rsid="00233867"/>
    </style:style>
    <style:style style:name="T26" style:family="text">
      <style:text-properties officeooo:rsid="0024d8e9"/>
    </style:style>
    <style:style style:name="T27" style:family="text">
      <style:text-properties style:text-underline-style="solid" style:text-underline-type="double" style:text-underline-width="auto" style:text-underline-color="font-color" fo:font-weight="normal" officeooo:rsid="002684ea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vaScript</text:p>
      <text:p text:style-name="P11"/>
      <text:p text:style-name="P11">//comments, anything after // is a comment </text:p>
      <text:p text:style-name="P11"/>
      <text:p text:style-name="P4"><text:span text:style-name="T2">confirm(“some text”); <text:s/>: creates a popup window asking the user to </text:span><text:span text:style-name="T1">confirm</text:span><text:span text:style-name="T2"> something </text:span></text:p>
      <text:p text:style-name="P11"/>
      <text:p text:style-name="P4"><text:span text:style-name="T2">prompt(“A question?”); <text:s/>: </text:span><text:span text:style-name="T1">prompts</text:span><text:span text:style-name="T2"> the user for input </text:span><text:span text:style-name="T4">(in a pop-up box)</text:span></text:p>
      <text:p text:style-name="P4"><text:span text:style-name="T4"><text:tab/></text:span><text:span text:style-name="T7">can set it equal to a variable (both local and global); var response = prompt(“A question?”);</text:span></text:p>
      <text:p text:style-name="P11"/>
      <text:p text:style-name="P4"><text:span text:style-name="T2">Using </text:span><text:span text:style-name="T1">booleans</text:span><text:span text:style-name="T2"> by making statements that evaluate to true or false: </text:span></text:p>
      <text:p text:style-name="P11"/>
      <text:p text:style-name="P5"><text:span text:style-name="T1">console.log( )</text:span><text:span text:style-name="T2"> : </text:span><text:span text:style-name="T4">The </text:span><text:span text:style-name="T9">print </text:span><text:span text:style-name="T4">function</text:span><text:span text:style-name="T9">- will</text:span><text:span text:style-name="T2"> take whatever is inside the parenthese</text:span><text:span text:style-name="T6">s</text:span><text:span text:style-name="T2"> and </text:span><text:span text:style-name="T1">log</text:span><text:span text:style-name="T2"> it to the </text:span><text:span text:style-name="T1">console</text:span><text:span text:style-name="T2"> below your code (so you can print out what in the () ) <text:s/>-This is commonly called </text:span><text:span text:style-name="T1">printing out</text:span><text:span text:style-name="T2"> </text:span></text:p>
      <text:p text:style-name="P12"/>
      <text:p text:style-name="P5"><text:span text:style-name="T1">Comparison operators</text:span><text:span text:style-name="T2">: </text:span></text:p>
      <text:p text:style-name="P12">&gt; greater than</text:p>
      <text:p text:style-name="P12">&lt; less than</text:p>
      <text:p text:style-name="P12">&lt;= less than or equal to</text:p>
      <text:p text:style-name="P12">&gt;= greater than or equal to </text:p>
      <text:p text:style-name="P12">=== equal to (3 =)</text:p>
      <text:p text:style-name="P12">! == Not equal to (! and 2 =)</text:p>
      <text:p text:style-name="P12"/>
      <text:p text:style-name="P5"><text:span text:style-name="T1">If/conditional statements</text:span><text:span text:style-name="T2">: can use comparisons plus booleans to decide whether a block of code should run. If the condition is true, it executes the code inside the {}<text:line-break/> <text:tab/>if (</text:span><text:span text:style-name="T3">this condition is true</text:span><text:span text:style-name="T2">)<text:line-break/> <text:tab/>{ <text:line-break/> <text:tab/> <text:s text:c="3"/>// </text:span><text:span text:style-name="T3">do this code ;</text:span><text:span text:style-name="T2"><text:line-break/> <text:tab/>}</text:span></text:p>
      <text:p text:style-name="P5"><text:span text:style-name="T2"><text:s/><text:tab/></text:span><text:span text:style-name="T3">else // “otherwise”<text:line-break/> <text:tab/>{</text:span></text:p>
      <text:p text:style-name="P13"><text:s/><text:tab/> <text:s text:c="4"/>// do this code instead ; </text:p>
      <text:p text:style-name="P13"><text:s/><text:tab/>}</text:p>
      <text:p text:style-name="P6"><text:span text:style-name="T8">M</text:span><text:span text:style-name="T1">ath</text:span><text:span text:style-name="T2">: </text:span><text:span text:style-name="T5">(manipulating numbers)</text:span></text:p>
      <text:p text:style-name="P14">1. ( ) control order of operations</text:p>
      <text:p text:style-name="P14">2. * and /: multiplication and division</text:p>
      <text:p text:style-name="P14">3. + and -: add and subract</text:p>
      <text:p text:style-name="P6"><text:span text:style-name="T2">4. % : when the modulo is placed between two numbers, the computer will dividide the first number by the second and then return the </text:span><text:span text:style-name="T1">remainder</text:span><text:span text:style-name="T2"> of that division.</text:span></text:p>
      <text:p text:style-name="P14"/>
      <text:p text:style-name="P7"><text:span text:style-name="T1">Manipulating strings</text:span><text:span text:style-name="T2">: </text:span></text:p>
      <text:p text:style-name="P7"><text:span text:style-name="T2"><text:tab/>The </text:span><text:span text:style-name="T10">substring</text:span><text:span text:style-name="T12"> is a part of the </text:span><text:span text:style-name="T10">entire</text:span><text:span text:style-name="T12"> string </text:span></text:p>
      <text:p text:style-name="P7"><text:span text:style-name="T13">“some word”.substring(x,y) </text:span><text:span text:style-name="T12">where x is where you start chopping code and y is where you finish chopping the original string. The first character is 0 and each character to the right is assigned a subsequent number. The x and y are numbers. <text:s/></text:span></text:p>
      <text:p text:style-name="P7"><text:span text:style-name="T12"/></text:p>
      <text:p text:style-name="P25"><text:span text:style-name="T12">If we try to run a string in a function that only works with numbers, we will get </text:span><text:span text:style-name="T13">NaN</text:span><text:span text:style-name="T12"> (Not a Number). </text:span></text:p>
      <text:p text:style-name="P15"/>
      <text:p text:style-name="P8"><text:span text:style-name="T13">Declaring a variable as having a particular name</text:span><text:span text:style-name="T12">:</text:span></text:p>
      <text:p text:style-name="P16"><text:s/><text:tab/>var varName = data </text:p>
      <text:p text:style-name="P27"><text:soft-page-break/>When changing the value of a variable that already exists <text:span text:style-name="T28">you don't have to use the </text:span><text:span text:style-name="T29">var</text:span> </text:p>
      <text:p text:style-name="P16"/>
      <text:p text:style-name="P9"><text:span text:style-name="T11">Review</text:span><text:span text:style-name="T12"> </text:span></text:p>
      <text:p text:style-name="P1"><text:span text:style-name="Strong_20_Emphasis"><text:span text:style-name="T15">Data types</text:span></text:span><text:span text:style-name="T14"><text:line-break/><text:line-break/>a. numbers - just use them like regular numbers<text:line-break/><text:line-break/>b. strings - anything between a " " is a string. Words have to be strings.<text:line-break/><text:line-break/>c. booleans - can only be </text:span><text:span text:style-name="Source_20_Text"><text:span text:style-name="T14">true</text:span></text:span><text:span text:style-name="T14"> or</text:span><text:span text:style-name="Source_20_Text"><text:span text:style-name="T14">false</text:span></text:span><text:span text:style-name="T14">.</text:span></text:p>
      <text:p text:style-name="P2"><text:span text:style-name="Strong_20_Emphasis"><text:span text:style-name="T15">Variables</text:span></text:span><text:span text:style-name="T14"><text:line-break/>We store data values in variables. We can bring back the values of these variables by typing the variable name.</text:span></text:p>
      <text:p text:style-name="P2"><text:span text:style-name="Strong_20_Emphasis"><text:span text:style-name="T15">Manipulating numbers &amp; strings</text:span></text:span><text:span text:style-name="T14"><text:line-break/><text:line-break/>a. numbers - comparison operators, modulo<text:line-break/>b. strings - length, substring</text:span></text:p>
      <text:p text:style-name="P3"><text:span text:style-name="Strong_20_Emphasis"><text:span text:style-name="T21">console.log( )</text:span></text:span><text:span text:style-name="T18"> </text:span><text:span text:style-name="T20"><text:line-break/></text:span><text:span text:style-name="T19">Prints into the console whatever we put in the parentheses.</text:span></text:p>
      <text:p text:style-name="P17"/>
      <text:p text:style-name="P10"><text:span text:style-name="T16">Function: </text:span><text:span text:style-name="T17">name should be in CamelCase but with first word lowercase</text:span></text:p>
      <text:p text:style-name="P19">var functionName = function (//parameter<text:span text:style-name="T25">s</text:span>) {</text:p>
      <text:p text:style-name="P19"><text:tab/>// reusable code that is the function; </text:p>
      <text:p text:style-name="P19"><text:tab/>each line ends with a ;</text:p>
      <text:p text:style-name="P19">};</text:p>
      <text:p text:style-name="P18"><text:span text:style-name="T25">Functions can have more than one parameter. </text:span>To call the function, just <text:span text:style-name="T22">type</text:span> the func<text:span text:style-name="T22">t</text:span>ionName() wit<text:span text:style-name="T25">h </text:span>parameter<text:span text:style-name="T25">(s) </text:span>value in the parentheses (if it's a string put it in quotes)</text:p>
      <text:p text:style-name="P18"/>
      <text:p text:style-name="P20">return<text:span text:style-name="T23">: instead of printing, we just want to return a value. <text:line-break/><text:tab/>Ways to use return:</text:span></text:p>
      <text:p text:style-name="P20"><text:span text:style-name="T23">1. return a variable's value if the variable has been declared inside the function</text:span></text:p>
      <text:p text:style-name="P20"><text:span text:style-name="T23">2. return the parameter</text:span></text:p>
      <text:p text:style-name="P20"><text:span text:style-name="T23">3. if the parameter is a number, do math with that parameter and you can return the value</text:span></text:p>
      <text:p text:style-name="P20"><text:span text:style-name="T23">4. if the parameter is a string, use keywords like .length or .substring() and you can return the value</text:span></text:p>
      <text:p text:style-name="P20"><text:span text:style-name="T23"/></text:p>
      <text:p text:style-name="P20"><text:span text:style-name="T23">Checking functions with if/else statement:</text:span></text:p>
      <text:p text:style-name="P20"><text:span text:style-name="T23">ex: Checks to see whether the result from calling the quarter function is divisible by 3 (I put 24 into the function so it runs true).</text:span></text:p>
      <text:p text:style-name="P20"><text:span text:style-name="T23">var quarter = function(number) {</text:span></text:p>
      <text:p text:style-name="P20"><text:span text:style-name="T23"><text:tab/>return number/4;<text:line-break/>}</text:span></text:p>
      <text:p text:style-name="P20"><text:span text:style-name="T23">if (quarter(24) % 3 === 0 ) {<text:line-break/><text:tab/>console.log(“True”);</text:span></text:p>
      <text:p text:style-name="P20"><text:span text:style-name="T23">} <text:s/>else {<text:line-break/><text:tab/>console.log(“False”);<text:line-break/>}</text:span></text:p>
      <text:p text:style-name="P20"><text:span text:style-name="T23"/></text:p>
      <text:p text:style-name="P21">Scope<text:span text:style-name="T23">:</text:span></text:p>
      <text:p text:style-name="P21"><text:span text:style-name="T23">Global variables: variables defined </text:span>outside<text:span text:style-name="T23"> a function are accessible anywhere once they have been declared. Their scope is </text:span>global<text:span text:style-name="T23">. </text:span></text:p>
      <text:p text:style-name="P21"><text:span text:style-name="T23"/></text:p>
      <text:p text:style-name="P21"><text:span text:style-name="T23">Local variables: variables defined </text:span>within<text:span text:style-name="T23"> a function; they cannot be accessed outside of the function. </text:span></text:p>
      <text:p text:style-name="P21"><text:span text:style-name="T23"/></text:p>
      <text:p text:style-name="P21"><text:span text:style-name="T23"><text:tab/></text:span><text:span text:style-name="T24">So if a two variables have same name, but one is inside function and one is outside, they will not be the same; they'll have their own values. </text:span></text:p>
      <text:p text:style-name="P21"><text:span text:style-name="T23"/></text:p>
      <text:p text:style-name="P22">Math.random()<text:span text:style-name="T23"> <text:s/>if we decalre a variable and make it equal to Math.random(), that variable will equal a number between 0 and 1. (Ie to have the computer choose randomly for rock, paper, scissors). </text:span></text:p>
      <text:p text:style-name="P22"><text:soft-page-break/><text:span text:style-name="T27"/></text:p>
      <text:p text:style-name="P22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7T16:31:59.232502000</meta:creation-date>
    <dc:date>2013-08-30T14:50:11.577130000</dc:date>
    <meta:editing-duration>P1DT4H7M32S</meta:editing-duration>
    <meta:editing-cycles>8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57" meta:word-count="703" meta:character-count="3969" meta:non-whitespace-character-count="3255"/>
  </office:meta>
</office:document-meta>
</file>